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-Do we have to head through this Waaay?</text:p>
          </table:table-cell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pretty sure the railway marks out the
shortest route, right?</text:p>
          </table:table-cell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ly recently, Komu sealed this area off with
a rockfall to separate us from our bandit gang
pursuers. It seems to be open, now.</text:p>
          </table:table-cell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is will be the fastest way forward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ght, let's get a move Oooon! C'mon!</text:p>
          </table:table-cell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ait up! Going in alone is too
dangerou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